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0d5" officeooo:paragraph-rsid="000ce0d5"/>
    </style:style>
    <style:style style:name="P2" style:family="paragraph" style:parent-style-name="Standard">
      <style:text-properties officeooo:rsid="000ce0d5" officeooo:paragraph-rsid="000d6fab"/>
    </style:style>
    <style:style style:name="P3" style:family="paragraph" style:parent-style-name="Standard">
      <style:text-properties officeooo:rsid="000d6fab" officeooo:paragraph-rsid="000d6fab"/>
    </style:style>
    <style:style style:name="P4" style:family="paragraph" style:parent-style-name="Standard">
      <style:text-properties officeooo:rsid="000d6fab" officeooo:paragraph-rsid="000e9c69"/>
    </style:style>
    <style:style style:name="P5" style:family="paragraph" style:parent-style-name="Standard">
      <style:text-properties officeooo:rsid="000d6fab" officeooo:paragraph-rsid="000f5388"/>
    </style:style>
    <style:style style:name="P6" style:family="paragraph" style:parent-style-name="Standard">
      <style:text-properties officeooo:rsid="000d6fab" officeooo:paragraph-rsid="001143da"/>
    </style:style>
    <style:style style:name="P7" style:family="paragraph" style:parent-style-name="Standard">
      <style:text-properties officeooo:rsid="000e9c69" officeooo:paragraph-rsid="000e9c69"/>
    </style:style>
    <style:style style:name="P8" style:family="paragraph" style:parent-style-name="Standard">
      <style:text-properties officeooo:rsid="000e9c69" officeooo:paragraph-rsid="000f5388"/>
    </style:style>
    <style:style style:name="P9" style:family="paragraph" style:parent-style-name="Standard">
      <style:text-properties style:text-underline-style="solid" style:text-underline-width="auto" style:text-underline-color="font-color" officeooo:rsid="000e9c69" officeooo:paragraph-rsid="000e9c69"/>
    </style:style>
    <style:style style:name="P10" style:family="paragraph" style:parent-style-name="Standard">
      <style:text-properties officeooo:rsid="000f5388" officeooo:paragraph-rsid="000f5388"/>
    </style:style>
    <style:style style:name="P11" style:family="paragraph" style:parent-style-name="Standard">
      <style:text-properties officeooo:rsid="0012749f" officeooo:paragraph-rsid="0012749f"/>
    </style:style>
    <style:style style:name="P12" style:family="paragraph" style:parent-style-name="Standard">
      <style:text-properties officeooo:rsid="00132ab2" officeooo:paragraph-rsid="00132ab2"/>
    </style:style>
    <style:style style:name="P13" style:family="paragraph" style:parent-style-name="Standard">
      <style:text-properties fo:color="#000000" style:text-underline-style="none" fo:font-weight="normal" officeooo:rsid="000ce0d5" officeooo:paragraph-rsid="000ce0d5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0ce0d5" officeooo:paragraph-rsid="000d6fab" style:font-weight-asian="normal" style:font-weight-complex="normal"/>
    </style:style>
    <style:style style:name="P15" style:family="paragraph" style:parent-style-name="Standard">
      <style:text-properties fo:color="#000000" style:text-underline-style="none" fo:font-weight="normal" officeooo:rsid="000d6fab" officeooo:paragraph-rsid="000d6fab" style:font-weight-asian="normal" style:font-weight-complex="normal"/>
    </style:style>
    <style:style style:name="P16" style:family="paragraph" style:parent-style-name="Standard">
      <style:text-properties fo:color="#000000" style:text-underline-style="none" fo:font-weight="normal" officeooo:rsid="000d6fab" officeooo:paragraph-rsid="000f5388" style:font-weight-asian="normal" style:font-weight-complex="normal"/>
    </style:style>
    <style:style style:name="P17" style:family="paragraph" style:parent-style-name="Standard">
      <style:text-properties fo:color="#000000" style:text-underline-style="none" fo:font-weight="normal" officeooo:rsid="000d6fab" officeooo:paragraph-rsid="000e9c69" style:font-weight-asian="normal" style:font-weight-complex="normal"/>
    </style:style>
    <style:style style:name="P18" style:family="paragraph" style:parent-style-name="Standard">
      <style:text-properties fo:color="#000000" style:text-underline-style="none" fo:font-weight="normal" officeooo:rsid="000d6fab" officeooo:paragraph-rsid="001143da" style:font-weight-asian="normal" style:font-weight-complex="normal"/>
    </style:style>
    <style:style style:name="P19" style:family="paragraph" style:parent-style-name="Standard">
      <style:text-properties fo:color="#000000" style:text-underline-style="none" fo:font-weight="normal" officeooo:rsid="001143da" officeooo:paragraph-rsid="001143da" style:font-weight-asian="normal" style:font-weight-complex="normal"/>
    </style:style>
    <style:style style:name="T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0000" style:text-underline-style="none"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officeooo:rsid="000d6fab" style:font-weight-asian="normal" style:font-weight-complex="normal"/>
    </style:style>
    <style:style style:name="T5" style:family="text">
      <style:text-properties officeooo:rsid="000e9c69"/>
    </style:style>
    <style:style style:name="T6" style:family="text">
      <style:text-properties style:text-position="super 58%"/>
    </style:style>
    <style:style style:name="T7" style:family="text">
      <style:text-properties officeooo:rsid="000f53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en mode fullscreen</text:p>
      <text:p text:style-name="P1">une page pour chaque partie sauf pour les enfant qui sera en slide</text:p>
      <text:p text:style-name="P1">________________________________________________________________________________</text:p>
      <text:p text:style-name="P1"/>
      <text:p text:style-name="P1">prix en vue sur la page de log <text:span text:style-name="T1">IMPÉRATIF</text:span><text:span text:style-name="T2"> </text:span><text:span text:style-name="T3">a coté de la video</text:span></text:p>
      <text:p text:style-name="P13"/>
      <text:p text:style-name="P13"/>
      <text:p text:style-name="P13">faire une interface parent sous mdp pour ne pas decourager l'enfant</text:p>
      <text:p text:style-name="P13">faire un echange d'info entre les 2 interfaces parent/enfant</text:p>
      <text:p text:style-name="P13"/>
      <text:p text:style-name="P13">faire une messagerie entre les parent et julie's school</text:p>
      <text:p text:style-name="P13">________________________________________________________________________________</text:p>
      <text:p text:style-name="P2"/>
      <text:p text:style-name="P14">faire video d'utilisation entre l'interface parent / interface enfant</text:p>
      <text:p text:style-name="P13">________________________________________________________________________________</text:p>
      <text:p text:style-name="P13"/>
      <text:p text:style-name="P13">code couleur :</text:p>
      <text:p text:style-name="P1"><text:span text:style-name="T3">code couleur de 3 couleur differente </text:span><text:span text:style-name="T4">sans coter leurs nuance</text:span></text:p>
      <text:p text:style-name="P15">plus travailler sur les motifs</text:p>
      <text:p text:style-name="P15">fond de page blanc</text:p>
      <text:p text:style-name="P15">faire un sens de lecture</text:p>
      <text:p text:style-name="P15"/>
      <text:p text:style-name="P15">choix de la carte graphique libre</text:p>
      <text:p text:style-name="P15"/>
      <text:p text:style-name="P15">ligne agressive </text:p>
      <text:p text:style-name="P15">courbe offensif</text:p>
      <text:p text:style-name="P15">________________________________________________________________________________</text:p>
      <text:p text:style-name="P3"/>
      <text:p text:style-name="P3">sur la structure du site : carte blanche</text:p>
      <text:p text:style-name="P15">________________________________________________________________________________</text:p>
      <text:p text:style-name="P3"/>
      <text:p text:style-name="P3">le prix de la formule est a choisir par l'accompagnant</text:p>
      <text:p text:style-name="P3">entre 10€ et 120€</text:p>
      <text:p text:style-name="P3"><text:s/>10€ <text:s/>pour l'activation du compte pour 1 mois</text:p>
      <text:p text:style-name="P3">120€ pour l'activation du compte pour 12 mois (1 an)</text:p>
      <text:p text:style-name="P3"/>
      <text:p text:style-name="P3">mode de payement : carte bleue ou <text:span text:style-name="T5">PayPal</text:span></text:p>
      <text:p text:style-name="P3"/>
      <text:p text:style-name="P7">option de renouvellement pour rallonger l'activation du compte</text:p>
      <text:p text:style-name="P7">avec comme sécurité supplémentaire la réécriture du n° de carte bleue ou compte paypal</text:p>
      <text:p text:style-name="P7"/>
      <text:p text:style-name="P11">option de supprimer un compte pour julie</text:p>
      <text:p text:style-name="P15">________________________________________________________________________________</text:p>
      <text:p text:style-name="P3"/>
      <text:p text:style-name="P7">selection du niveau scolaire de l'enfant pendant l'ouverture </text:p>
      <text:p text:style-name="P7"/>
      <text:p text:style-name="P9">3 socle pour l'evolution du dragon :</text:p>
      <text:p text:style-name="P7">1<text:span text:style-name="T6">er</text:span> <text:s text:c="2"/>socle : CP – CE1 – CE2 <text:s text:c="8"/>→ stade bebe</text:p>
      <text:p text:style-name="P7">2<text:span text:style-name="T6">eme</text:span> socle : CM1 – CM2 – 6eme <text:s text:c="2"/>→ stade ado</text:p>
      <text:p text:style-name="P7">3<text:span text:style-name="T6">eme</text:span> socle : 5eme – 4eme – 3eme <text:s/>→ stade adulte</text:p>
      <text:p text:style-name="P7"/>
      <text:p text:style-name="P7">option de materialiser le dragon en impression 3D des que l'enfant fini un socle pour l'evolution</text:p>
      <text:p text:style-name="P16"><text:soft-page-break/>________________________________________________________________________________</text:p>
      <text:p text:style-name="P17"/>
      <text:p text:style-name="P4">l<text:span text:style-name="T5">exiareadable = police d'ecriture pour dyslexique</text:span></text:p>
      <text:p text:style-name="P7">dyslexia = police d'ecriture pour dyslexique</text:p>
      <text:p text:style-name="P7"/>
      <text:p text:style-name="P7">faire en sorte que les phrases soient courtes et en 1 seule ligne avec option audio</text:p>
      <text:p text:style-name="P7">si phrase trop longue faire un interligne de 2 au lieu de 1</text:p>
      <text:p text:style-name="P7"/>
      <text:p text:style-name="P10">systeme d'activation JS de code couleur pour le texte pour les enfant en trouble de la lecture en activation de css si l'accompagnant repond oui a la question si l'enfant a un trouble</text:p>
      <text:p text:style-name="P16">________________________________________________________________________________</text:p>
      <text:p text:style-name="P5"/>
      <text:p text:style-name="P8">faire un systeme d'aide <text:span text:style-name="T7">pour les enfant en cas de blocage</text:span></text:p>
      <text:p text:style-name="P16">________________________________________________________________________________</text:p>
      <text:p text:style-name="P5"/>
      <text:p text:style-name="P10">3possibilité liée profil :</text:p>
      <text:p text:style-name="P10"/>
      <text:p text:style-name="P10">1- modifier la photo de l'enfant</text:p>
      <text:p text:style-name="P10">2- 3 compte gratuit</text:p>
      <text:p text:style-name="P10">3- <text:s text:c="5"/>rajout de compte gratuit sur justificatif</text:p>
      <text:p text:style-name="P10">3bis- rajout de compte payant sans justificatif</text:p>
      <text:p text:style-name="P16">________________________________________________________________________________</text:p>
      <text:p text:style-name="P5"/>
      <text:p text:style-name="P19">faire un menu de la meme structure pour les 2 interfaces</text:p>
      <text:p text:style-name="P19"/>
      <text:p text:style-name="P19">sauf differents graphiquement</text:p>
      <text:p text:style-name="P18">________________________________________________________________________________</text:p>
      <text:p text:style-name="P6"/>
      <text:p text:style-name="P11">image du dragon :</text:p>
      <text:p text:style-name="P12">a voir avec p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3:51:12.797133148</meta:creation-date>
    <dc:date>2016-04-11T15:41:26.614416841</dc:date>
    <meta:editing-duration>PT2H14M12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2" meta:paragraph-count="56" meta:word-count="387" meta:character-count="3023" meta:non-whitespace-character-count="2664"/>
  </office:meta>
</office:document-meta>
</file>